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color="#0000ff" fo:font-style="normal" style:font-style-asian="normal" style:font-style-complex="normal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color="#0000ff" fo:font-style="normal" style:font-style-asian="normal" style:font-style-complex="normal"/>
    </style:style>
    <style:style style:name="P7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style:use-window-font-color="true" fo:font-size="10pt" fo:font-style="normal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color="#0000ff" fo:font-style="normal" style:font-style-asian="normal" style:font-style-complex="normal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0pt" fo:font-style="normal" style:font-size-asian="10pt" style:font-style-asian="normal" style:font-size-complex="10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Dem Manager</text:p>
      <text:p text:style-name="Horizontal_20_Line"/>
      <text:p text:style-name="Standard">Includes:</text:p>
      <text:p text:style-name="P5">"EObject.h" </text:p>
      <text:p text:style-name="P5">&lt;deque&gt; </text:p>
      <text:p text:style-name="P5">"Image.h" </text:p>
      <text:p text:style-name="P5">"ExteriorOrientation.h" </text:p>
      <text:p text:style-name="P5">"Matrix.h" </text:p>
      <text:p text:style-name="P5">"ImageMatching.h" </text:p>
      <text:p text:style-name="P5">"MatchingPoints.h" </text:p>
      <text:p text:style-name="P5">"DemGrid.h" </text:p>
      <text:p text:style-name="P5">"SpatialIntersection.h" </text:p>
      <text:p text:style-name="P5">"DemFeatures.h" </text:p>
      <text:p text:style-name="P5">&lt;string&gt; </text:p>
      <text:p text:style-name="Horizontal_20_Line"/>
      <text:p text:style-name="P2">Methods:</text:p>
      <text:p text:style-name="P2"/>
      <text:p text:style-name="P2">private:</text:p>
      <text:p text:style-name="P2"/>
      <text:p text:style-name="P2">void updateBoundingBox(double Xi, double Yi, double Xf, double Yf); </text:p>
      <text:p text:style-name="P2">void updateNoSeeds(); </text:p>
      <text:p text:style-name="P2">Image * getImage(int); </text:p>
      <text:p text:style-name="P2">void setListPoint(); </text:p>
      <text:p text:style-name="P2">bool connectImagePoints(); </text:p>
      <text:p text:style-name="P2">void getImagesId(int, int&amp;, int&amp;); </text:p>
      <text:p text:style-name="P2">void addPairsToInterface(); </text:p>
      <text:p text:style-name="P2">void resamplePoints(MatchingPointsList *list, double resample); </text:p>
      <text:p text:style-name="P2">void createInitialSeeds(); </text:p>
      <text:p text:style-name="P2">void extractDEMPair(int); </text:p>
      <text:p text:style-name="P2">void calcPointsXYZ(); </text:p>
      <text:p text:style-name="P2">double fixAngle(double angle); </text:p>
      <text:p text:style-name="P2">double getAngleBetweenImages(double X1, double Y1, double X2, double Y2); </text:p>
      <text:p text:style-name="P2">bool checkAnglesAlligned(double angle1, double angle2, double tolerance);</text:p>
      <text:p text:style-name="P2"/>
      <text:p text:style-name="P2">public:</text:p>
      <text:p text:style-name="P5"/>
      <text:p text:style-name="P5">DEMManager(); </text:p>
      <text:p text:style-name="P5">DEMManager(EFotoManager* manager, deque&lt;Image*&gt; images, deque&lt;ExteriorOrientation*&gt; eos); </text:p>
      <text:p text:style-name="P5">~DEMManager(); </text:p>
      <text:p text:style-name="P5">void setInterface(DEMUserInterface* newInterface); </text:p>
      <text:p text:style-name="P5">DEMUserInterface* getInterface(); </text:p>
      <text:p text:style-name="P5">bool exec(); </text:p>
      <text:p text:style-name="P5">void returnProject(); </text:p>
      <text:p text:style-name="P5">int getPairs(); </text:p>
      <text:p text:style-name="P5">int extractDEM(int, bool); </text:p>
      <text:p text:style-name="P5">void setAutoExtractionSettings(int, int, int, double); </text:p>
      <text:p text:style-name="P5">void setNCCSettings(int, int, double, double); </text:p>
      <text:p text:style-name="P5">void setLSMSettings(int, int, double, double, int, double, double, double, int, double); </text:p>
      <text:p text:style-name="P5">void setProgress(int); </text:p>
      <text:p text:style-name="P5">void saveDem(char *, int); </text:p>
      <text:p text:style-name="P5"><text:soft-page-break/>void saveDemGrid(char *, int); </text:p>
      <text:p text:style-name="P5">int loadDem(char *, int); </text:p>
      <text:p text:style-name="P5">void interpolateGrid(int source, int method, int garea, double Xi, double Yi, double Xf, double Yf, double res_x, double res_y, int tsurface, double ma_exp, double ma_dist, int ma_weight, int gridSource); </text:p>
      <text:p text:style-name="P5">void setCancel(); </text:p>
      <text:p text:style-name="P5">void setShowImage(int _state); </text:p>
      <text:p text:style-name="P5">void setEliminateBadPoints(bool _el); </text:p>
      <text:p text:style-name="P5">bool cancelFlag(); </text:p>
      <text:p text:style-name="P5">bool isDemUnsaved(); </text:p>
      <text:p text:style-name="P5">bool isGridUnsaved(); </text:p>
      <text:p text:style-name="P5">void getPointList(MatchingPointsList &amp;sd, MatchingPointsList &amp;pr); </text:p>
      <text:p text:style-name="P5">deque&lt;Image*&gt; getImages(); </text:p>
      <text:p text:style-name="P5">deque&lt;int&gt; getImagesPairs(); </text:p>
      <text:p text:style-name="P5">void overwriteSeedsList(MatchingPointsList sedlist); </text:p>
      <text:p text:style-name="P5">int loadDemFeature(char * filename); </text:p>
      <text:p text:style-name="P5">string getDemQuality(char * filename, int option); </text:p>
      <text:p text:style-name="P5">void setStdParameters(int _lsm_gr, int _lsm_ms, int _ncc_gr, int _ncc_ms); </text:p>
      <text:p text:style-name="P5">double calculateDemRes(double ds);</text:p>
      <text:p text:style-name="P5"/>
      <text:p text:style-name="Horizontal_20_Line"/>
      <text:p text:style-name="P2">Methods description:</text:p>
      <text:p text:style-name="P2"/>
      <text:p text:style-name="P2">Genaral notes:</text:p>
      <text:p text:style-name="P4">Images ranging from 0.0 to 1.0.</text:p>
      <text:p text:style-name="P2"/>
      <text:p text:style-name="P3">Public:</text:p>
      <text:p text:style-name="P2"/>
      <text:p text:style-name="P2">void updateBoundingBox(double Xi, double Yi, double Xf, double Yf); </text:p>
      <text:p text:style-name="P4">Update bouding box data.</text:p>
      <text:p text:style-name="P2"/>
      <text:p text:style-name="P2">void updateNoSeeds(); </text:p>
      <text:p text:style-name="P4">Update number of seeds data.</text:p>
      <text:p text:style-name="P4"/>
      <text:p text:style-name="P2">Image * getImage(int); </text:p>
      <text:p text:style-name="P4">Return a pointer to Image object.</text:p>
      <text:p text:style-name="P2"/>
      <text:p text:style-name="P2">void setListPoint(); </text:p>
      <text:p text:style-name="P4">Rebuild project point list.</text:p>
      <text:p text:style-name="P2"/>
      <text:p text:style-name="P2">bool connectImagePoints(); </text:p>
      <text:p text:style-name="P4">Conect points to images.</text:p>
      <text:p text:style-name="P2"/>
      <text:p text:style-name="P2">void getImagesId(int, int&amp;, int&amp;); </text:p>
      <text:p text:style-name="P4">Return images ids from pair id.</text:p>
      <text:p text:style-name="P2"/>
      <text:p text:style-name="P2">void addPairsToInterface(); </text:p>
      <text:p text:style-name="P4">Add pair to the interface.</text:p>
      <text:p text:style-name="P2"/>
      <text:p text:style-name="P2">void resamplePoints(MatchingPointsList *list, double resample); </text:p>
      <text:p text:style-name="P4">Resample point list, if downsample is used. Note that downsample must shrink both image and points coordinates. After matching, we must upsample the points by using 1/resample value.</text:p>
      <text:p text:style-name="P2"><text:soft-page-break/></text:p>
      <text:p text:style-name="P2">void createInitialSeeds(); </text:p>
      <text:p text:style-name="P4">Add control, photogrammetric and check points to the seed list.</text:p>
      <text:p text:style-name="P2"/>
      <text:p text:style-name="P2">void extractDEMPair(int pair_id); </text:p>
      <text:p text:style-name="P4">Start automatic extraction </text:p>
      <text:p text:style-name="P2"/>
      <text:p text:style-name="P2">void calcPointsXYZ(); </text:p>
      <text:p text:style-name="P4">Calculate X,Y and Z points after matching. Matching function only find 2D coordinates.</text:p>
      <text:p text:style-name="P2"/>
      <text:p text:style-name="P2">double fixAngle(double angle); </text:p>
      <text:p text:style-name="P4">Used by checkAnglesAlligned function. Fix angle to 0 – 2_PI interval.</text:p>
      <text:p text:style-name="P2"/>
      <text:p text:style-name="P2">double getAngleBetweenImages(double X1, double Y1, double X2, double Y2); </text:p>
      <text:p text:style-name="P4">Calculate the angle between two points.</text:p>
      <text:p text:style-name="P2"/>
      <text:p text:style-name="P2">bool checkAnglesAlligned(double angle1, double angle2, double tolerance);</text:p>
      <text:p text:style-name="P4">Check if two angles have an alligment.</text:p>
      <text:p text:style-name="P2"/>
      <text:p text:style-name="P3">Private:</text:p>
      <text:p text:style-name="P2"/>
      <text:p text:style-name="P5">DEMManager(); </text:p>
      <text:p text:style-name="P4">Constructor.</text:p>
      <text:p text:style-name="P5"/>
      <text:p text:style-name="P5">DEMManager(EFotoManager* manager, deque&lt;Image*&gt; images, deque&lt;ExteriorOrientation*&gt; eos); </text:p>
      <text:p text:style-name="P4">Constructor.</text:p>
      <text:p text:style-name="P4"/>
      <text:p text:style-name="P5">~DEMManager(); </text:p>
      <text:p text:style-name="P4">Destructor.</text:p>
      <text:p text:style-name="P5"/>
      <text:p text:style-name="P5">void setInterface(DEMUserInterface* newInterface); </text:p>
      <text:p text:style-name="P4">Link interface.</text:p>
      <text:p text:style-name="P5"/>
      <text:p text:style-name="P5">DEMUserInterface* getInterface(); </text:p>
      <text:p text:style-name="P4">Return interface.</text:p>
      <text:p text:style-name="P5"/>
      <text:p text:style-name="P5">bool exec(); </text:p>
      <text:p text:style-name="P4">Starts.</text:p>
      <text:p text:style-name="P5"/>
      <text:p text:style-name="P5">void returnProject(); </text:p>
      <text:p text:style-name="P4">Stop DEM Manager.</text:p>
      <text:p text:style-name="P5"/>
      <text:p text:style-name="P5">int getPairs(); </text:p>
      <text:p text:style-name="P4">Constructor.</text:p>
      <text:p text:style-name="P4"/>
      <text:p text:style-name="P5">int extractDEM(int option, bool clear_matching_list); </text:p>
      <text:p text:style-name="P4">Extract DEM. Options: 0 = all pairs. 1 – Pair 1, 2- Pair 2, etc.</text:p>
      <text:p text:style-name="P5"/>
      <text:p text:style-name="P5">void setAutoExtractionSettings(int _rad_cor, int _match_method, int _rgx, double downs);</text:p>
      <text:p text:style-name="P4">Change automatic extraction settings.</text:p>
      <text:p text:style-name="P5"/>
      <text:p text:style-name="P5"><text:soft-page-break/>void setNCCSettings(int _ncc_temp, int _ncc_sw, double _ncc_th, double _ncc_std);</text:p>
      <text:p text:style-name="P4">Change NCC settings.</text:p>
      <text:p text:style-name="P5"/>
      <text:p text:style-name="P5">void setLSMSettings(int _lsm_temp, int _lsm_it, double _lsm_th, double _lsm_std, int _lsm_dist, double _lsm_shift, double _lsm_shear, double _lsm_scale, int over, double over_dist); </text:p>
      <text:p text:style-name="P4">Change LSM settings.</text:p>
      <text:p text:style-name="P5"/>
      <text:p text:style-name="P5">void setProgress(int progress); </text:p>
      <text:p text:style-name="P4">Change progress bar in the interface.</text:p>
      <text:p text:style-name="P5"/>
      <text:p text:style-name="P5">void saveDem(char *filename, int fileType); </text:p>
      <text:p text:style-name="P4">Save DEM. File types are described in the DEM technical document.</text:p>
      <text:p text:style-name="P5"/>
      <text:p text:style-name="P5">void saveDemGrid(char *filename, int fileType); </text:p>
      <text:p text:style-name="P4">Save grid.</text:p>
      <text:p text:style-name="P5"/>
      <text:p text:style-name="P5">int loadDem(char *filename, int fileType); </text:p>
      <text:p text:style-name="P4">Load DEM.</text:p>
      <text:p text:style-name="P5"/>
      <text:p text:style-name="P5">void interpolateGrid(int source, int method, int garea, double Xi, double Yi, double Xf, double Yf, double res_x, double res_y, int tsurface, double ma_exp, double ma_dist, int ma_weight, int gridSource); </text:p>
      <text:p text:style-name="P4">Interpolate the grid.</text:p>
      <text:p text:style-name="P5"/>
      <text:p text:style-name="P5">void setCancel(); </text:p>
      <text:p text:style-name="P4">Activate the cancel funtion. Stops the DEM extraction or grid interpolation action.</text:p>
      <text:p text:style-name="P5"/>
      <text:p text:style-name="P5">void setShowImage(int _state); </text:p>
      <text:p text:style-name="P4">This function change the show image flag. If checked, after the DEM extraction or grid interpolation, a window pops up showing the results.</text:p>
      <text:p text:style-name="P5"/>
      <text:p text:style-name="P5">void setEliminateBadPoints(bool _el); </text:p>
      <text:p text:style-name="P4">Set eliminate bad points flag.</text:p>
      <text:p text:style-name="P5"/>
      <text:p text:style-name="P5">bool cancelFlag(); </text:p>
      <text:p text:style-name="P4">Check cancel flag status.</text:p>
      <text:p text:style-name="P5"/>
      <text:p text:style-name="P5">bool isDemUnsaved(); </text:p>
      <text:p text:style-name="P4">Check DEM unsaved flag.</text:p>
      <text:p text:style-name="P5"/>
      <text:p text:style-name="P5">bool isGridUnsaved(); </text:p>
      <text:p text:style-name="P4">Check grid unsaved flag.</text:p>
      <text:p text:style-name="P5"/>
      <text:p text:style-name="P5">void getPointList(MatchingPointsList &amp;sd, MatchingPointsList &amp;pr); </text:p>
      <text:p text:style-name="P4">Add</text:p>
      <text:p text:style-name="P5"/>
      <text:p text:style-name="P5">deque&lt;Image*&gt; getImages(); </text:p>
      <text:p text:style-name="P4">Returns a list of images (list of Image objects).</text:p>
      <text:p text:style-name="P5"/>
      <text:p text:style-name="P5">deque&lt;int&gt; getImagesPairs(); </text:p>
      <text:p text:style-name="P4">Returns a list of image pairs.</text:p>
      <text:p text:style-name="P5"/>
      <text:p text:style-name="P5"><text:soft-page-break/>void overwriteSeedsList(MatchingPointsList sedlist); </text:p>
      <text:p text:style-name="P4">Force overwritting on seed list. Called by the seeds editor.</text:p>
      <text:p text:style-name="P5"/>
      <text:p text:style-name="P5">int loadDemFeature(char * filename); </text:p>
      <text:p text:style-name="P4">Load DEM features.</text:p>
      <text:p text:style-name="P5"/>
      <text:p text:style-name="P5">string getDemQuality(char * filename, int option); </text:p>
      <text:p text:style-name="P4">Load file with DEM Quality points.</text:p>
      <text:p text:style-name="P5"/>
      <text:p text:style-name="P5">void setStdParameters(int _lsm_gr, int _lsm_ms, int _ncc_gr, int _ncc_ms); </text:p>
      <text:p text:style-name="P4">Change parameters from both LSM and NCC std funtion.</text:p>
      <text:p text:style-name="P5"/>
      <text:p text:style-name="P5">double calculateDemRes(double ds);</text:p>
      <text:p text:style-name="P4">Calculate DEM resolution.</text:p>
      <text:p text:style-name="P10"/>
      <text:p text:style-name="Horizontal_20_Line"/>
      <text:p text:style-name="P7">The E-FOTO Team</text:p>
      <text:p text:style-name="P8"/>
      <text:p text:style-name="P8">Class developed by: Marcelo Teixeira Silveira</text:p>
      <text:p text:style-name="P9">Document: Marcelo Teixeira Silveira</text:p>
      <text:p text:style-name="P11">Date: 2011-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2-02-13T11:55:53</dc:date>
    <dc:creator>Marcelo SIlveira</dc:creator>
    <meta:editing-duration>PT01H10M54S</meta:editing-duration>
    <meta:editing-cycles>16</meta:editing-cycles>
    <meta:generator>OpenOffice.org/3.2$Unix OpenOffice.org_project/320m12$Build-9483</meta:generator>
    <meta:document-statistic meta:table-count="0" meta:image-count="0" meta:object-count="0" meta:page-count="5" meta:paragraph-count="160" meta:word-count="718" meta:character-count="6031"/>
  </office:meta>
</office:document-meta>
</file>